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Heading_20_1">
      <style:paragraph-properties fo:text-align="start" style:justify-single-word="false"/>
      <style:text-properties fo:font-size="14pt" fo:font-weight="bold" officeooo:rsid="0026d943" officeooo:paragraph-rsid="0027ba8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ee61f" officeooo:paragraph-rsid="001ee6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1ee61f" officeooo:paragraph-rsid="001ee61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normal" officeooo:rsid="001ee61f" officeooo:paragraph-rsid="001ee61f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1ee61f" officeooo:paragraph-rsid="001ee61f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e61f" officeooo:paragraph-rsid="001ee61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dc76" officeooo:paragraph-rsid="0020dc7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ee61f" officeooo:paragraph-rsid="001ee61f" style:font-size-asian="12pt" style:font-weight-asian="bold" style:font-size-complex="12pt" style:font-weight-complex="bold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2pt" fo:font-weight="bold" officeooo:rsid="0026d943" officeooo:paragraph-rsid="0026d943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ee61f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1ee61f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20dc76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262c39"/>
    </style:style>
    <style:style style:name="P15" style:family="paragraph" style:parent-style-name="Standard" style:list-style-name="L4">
      <style:paragraph-properties fo:text-align="start" style:justify-single-word="false"/>
      <style:text-properties officeooo:paragraph-rsid="0023bd35"/>
    </style:style>
    <style:style style:name="P16" style:family="paragraph" style:parent-style-name="Standard">
      <style:paragraph-properties fo:text-align="start" style:justify-single-word="false"/>
      <style:text-properties fo:font-size="10.5pt" fo:font-weight="normal" officeooo:rsid="001ee61f" officeooo:paragraph-rsid="001ee61f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fo:font-weight="normal" officeooo:rsid="0020dc76" officeooo:paragraph-rsid="0020dc76" style:font-size-asian="10.5pt" style:font-weight-asian="normal" style:font-size-complex="10.5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0.5pt" officeooo:paragraph-rsid="001ee61f" style:font-size-asian="10.5pt" style:font-size-complex="10.5pt"/>
    </style:style>
    <style:style style:name="T1" style:family="text">
      <style:text-properties officeooo:rsid="001ee61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e61f" style:font-weight-asian="normal" style:font-weight-complex="normal"/>
    </style:style>
    <style:style style:name="T5" style:family="text">
      <style:text-properties officeooo:rsid="0021d431"/>
    </style:style>
    <style:style style:name="T6" style:family="text">
      <style:text-properties officeooo:rsid="0023bd35"/>
    </style:style>
    <style:style style:name="T7" style:family="text">
      <style:text-properties fo:font-size="12pt" fo:font-weight="bold" officeooo:rsid="001ee61f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0dc7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1d431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62c39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3bd35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42a78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26d943" style:font-size-asian="12pt" style:font-weight-asian="bold" style:font-size-complex="12pt" style:font-weight-complex="bold"/>
    </style:style>
    <style:style style:name="T14" style:family="text">
      <style:text-properties fo:font-size="12pt" fo:font-weight="normal" officeooo:rsid="001ee61f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55a5b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0dc76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3bd35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62c39" style:font-size-asian="12pt" style:font-weight-asian="normal" style:font-size-complex="12pt" style:font-weight-complex="normal"/>
    </style:style>
    <style:style style:name="T19" style:family="text">
      <style:text-properties officeooo:rsid="0026d943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size="10.5pt" officeooo:rsid="0021d431" style:font-size-asian="10.5pt" style:font-size-complex="10.5pt"/>
    </style:style>
    <style:style style:name="T22" style:family="text">
      <style:text-properties fo:font-size="10.5pt" officeooo:rsid="0023bd35" style:font-size-asian="10.5pt" style:font-size-complex="10.5pt"/>
    </style:style>
    <style:style style:name="T23" style:family="text">
      <style:text-properties fo:font-size="10.5pt" fo:font-weight="bold" officeooo:rsid="00262c39" style:font-size-asian="10.5pt" style:font-weight-asian="bold" style:font-size-complex="10.5pt" style:font-weight-complex="bold"/>
    </style:style>
    <style:style style:name="T24" style:family="text">
      <style:text-properties fo:font-size="10.5pt" fo:font-weight="bold" officeooo:rsid="001ee61f" style:font-size-asian="10.5pt" style:font-weight-asian="bold" style:font-size-complex="10.5pt" style:font-weight-complex="bold"/>
    </style:style>
    <style:style style:name="T2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6" style:family="text">
      <style:text-properties fo:font-size="10.5pt" fo:font-weight="normal" officeooo:rsid="0020dc76" style:font-size-asian="10.5pt" style:font-weight-asian="normal" style:font-size-complex="10.5pt" style:font-weight-complex="normal"/>
    </style:style>
    <style:style style:name="T27" style:family="text">
      <style:text-properties fo:font-size="10.5pt" fo:font-weight="normal" officeooo:rsid="0023bd35" style:font-size-asian="10.5pt" style:font-weight-asian="normal" style:font-size-complex="10.5pt" style:font-weight-complex="normal"/>
    </style:style>
    <style:style style:name="T28" style:family="text">
      <style:text-properties fo:font-size="10.5pt" fo:font-weight="normal" officeooo:rsid="00262c39" style:font-size-asian="10.5pt" style:font-weight-asian="normal" style:font-size-complex="10.5pt" style:font-weight-complex="normal"/>
    </style:style>
    <style:style style:name="T29" style:family="text">
      <style:text-properties fo:font-size="10.5pt" fo:font-weight="normal" officeooo:rsid="001ee61f" style:font-size-asian="10.5pt" style:font-weight-asian="normal" style:font-size-complex="10.5pt" style:font-weight-complex="normal"/>
    </style:style>
    <style:style style:name="T30" style:family="text">
      <style:text-properties fo:font-size="10.5pt" fo:font-weight="normal" officeooo:rsid="00255a5b" style:font-size-asian="10.5pt" style:font-weight-asian="normal" style:font-size-complex="10.5pt" style:font-weight-complex="normal"/>
    </style:style>
    <style:style style:name="T31" style:family="text">
      <style:text-properties officeooo:rsid="0027ba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Résumé du projet</text:span> </text:p>
      <text:p text:style-name="P6">GRETAGRAM</text:p>
      <text:p text:style-name="P5">Lamy Jean Christophe</text:p>
      <text:p text:style-name="P4"/>
      <text:h text:style-name="P1" text:outline-level="1"><text:span text:style-name="T31">I . </text:span>Environnement du stage <text:span text:style-name="T1">(à distance)</text:span>:</text:h>
      <text:list xml:id="list602216368" text:style-name="L1">
        <text:list-item>
          <text:p text:style-name="P11"><text:span text:style-name="T7">Le maître de stage : </text:span><text:span text:style-name="T29">Chez ga-creation,</text:span><text:span text:style-name="T24"> </text:span><text:span text:style-name="T29">Guillaume Argilès domicilié à Perpignan, développeur full-stack depuis 9ans, </text:span><text:span text:style-name="T30">actuellement </text:span><text:span text:style-name="T29">développeur de plug-in chez Prestashop.</text:span></text:p>
          <text:p text:style-name="P18"><text:span text:style-name="T4"/></text:p>
        </text:list-item>
        <text:list-item>
          <text:p text:style-name="P11"><text:span text:style-name="T7">Le stagaire : </text:span><text:span text:style-name="T29">Jean Christophe Lamy, domicilié à Neuilly sur Marne, ex sportif de haut niveau, manager de restaurant au dernier poste occupé, <text:s/>en formation DWWM au GMTE93.</text:span></text:p>
          <text:p text:style-name="P18"><text:span text:style-name="T4"/></text:p>
        </text:list-item>
        <text:list-item>
          <text:p text:style-name="P11"><text:span text:style-name="T7">Le projet : </text:span><text:span text:style-name="T29">Gretagram – réseau social de partage photo </text:span></text:p>
        </text:list-item>
      </text:list>
      <text:p text:style-name="P7"/>
      <text:p text:style-name="P16">Stage à distance, nous nous rencontrerons la 1ère semaine de stage pour faire le point sur mes compétences et qu’il me remette le cahier des charges. Idem à la fin du stage pour faire le point sur ma progression et le site en question.</text:p>
      <text:p text:style-name="P7"/>
      <text:h text:style-name="P1" text:outline-level="1"><text:span text:style-name="T31">I</text:span><text:span text:style-name="T19">I . </text:span>Cahier des charges :</text:h>
      <text:list xml:id="list2270553043" text:style-name="L2">
        <text:list-item>
          <text:p text:style-name="P12"><text:span text:style-name="T7">Gestion du projet :</text:span></text:p>
        </text:list-item>
      </text:list>
      <text:p text:style-name="P16"><text:tab/>Le projet <text:span text:style-name="T5">a été géré</text:span> en méthode KANBAN (Agile), en utilisant la plateforme JIRA, nous a<text:span text:style-name="T5">vions</text:span> 4h de <text:tab/>réunion par semaine pour faire le bilan sur les tickets en cours / fin de réalisation, et également sur les <text:tab/>points forts et ceux à améliorer. Nous <text:span text:style-name="T5">avons</text:span> communiqu<text:span text:style-name="T5">é</text:span> via Discord et la gestion des versions du projet <text:tab/>s’<text:span text:style-name="T5">est faite</text:span> avec Git <text:span text:style-name="T19">e</text:span>t l’interface Github. </text:p>
      <text:p text:style-name="P7"/>
      <text:list xml:id="list3158102853" text:style-name="L3">
        <text:list-item>
          <text:p text:style-name="P13"><text:span text:style-name="T8">Contenu </text:span><text:span text:style-name="T9">et fonctionnalité</text:span><text:span text:style-name="T8">:</text:span></text:p>
        </text:list-item>
      </text:list>
      <text:p text:style-name="P8"><text:tab/><text:span text:style-name="T20">Le site </text:span><text:span text:style-name="T21">est </text:span><text:span text:style-name="T20">en architecture MVC, base de données au choix (mysql 8.0.25), l‘utilisateur </text:span><text:span text:style-name="T21">peut <text:tab/></text:span><text:span text:style-name="T22">s’inscrire,</text:span><text:span text:style-name="T20"> s’authentifier, se créer un compte, avec ce compte il pourra créer des postes , <text:tab/>commenter et liker ses postes et ceux des autres.</text:span></text:p>
      <text:p text:style-name="P17"><text:tab/>Le visiteur pourra uniquement s’inscrire, s’il le fait il pourra seulement voir les comptes et <text:tab/>posts des autres utilisateur. Il est obligé de se créer un compte s’il veut avoir plus de droit.</text:p>
      <text:h text:style-name="P2" text:outline-level="1"><text:span text:style-name="T31">I</text:span>I<text:span text:style-name="T31">I</text:span> . <text:span text:style-name="T31">Technologies utilisées</text:span> :</text:h>
      <text:list xml:id="list980643536" text:style-name="L6">
        <text:list-item>
          <text:p text:style-name="P10">Gestion : <text:span text:style-name="T25">JIRA, Github (versionnage), Sentry (gestion des erreurs), Postman (test APIs)</text:span></text:p>
        </text:list-item>
        <text:list-item>
          <text:p text:style-name="P10">Front : <text:span text:style-name="T25">HTML, CSS, Bootstrap, Javascript, Jquery(AJAX)</text:span></text:p>
        </text:list-item>
        <text:list-item>
          <text:p text:style-name="P10">Back : <text:span text:style-name="T25">PHP, SQL</text:span></text:p>
        </text:list-item>
        <text:list-item>
          <text:p text:style-name="P10">Paquets :<text:span text:style-name="T3"> </text:span><text:span text:style-name="T25">Composer (gestionnaire de dépendances)</text:span></text:p>
        </text:list-item>
        <text:list-item>
          <text:p text:style-name="P10">IDE : <text:span text:style-name="T25">VScode</text:span></text:p>
        </text:list-item>
      </text:list>
      <text:h text:style-name="P1" text:outline-level="1"><text:span text:style-name="T31">IV</text:span><text:span text:style-name="T19"> . </text:span>Sécurité :</text:h>
      <text:list xml:id="list1636723136" text:style-name="L4">
        <text:list-item>
          <text:p text:style-name="P14"><text:span text:style-name="T10">password_hash( $mdp , DEFAULT) :</text:span><text:span text:style-name="T23"> </text:span><text:span text:style-name="T26">L</text:span><text:span text:style-name="T27">e mot de passe de l’utilisateur doit être haché</text:span><text:span text:style-name="T17"> (bcrypt), </text:span></text:p>
        </text:list-item>
        <text:list-item>
          <text:p text:style-name="P14"><text:span text:style-name="T10">prepare() / execute() : </text:span><text:span text:style-name="T28">L</text:span><text:span text:style-name="T27">es requêtes SQL sont préparées et exécutées lors de l’envoi de datas à la BDD.</text:span></text:p>
        </text:list-item>
        <text:list-item>
          <text:p text:style-name="P14"><text:span text:style-name="T11">REGEX : </text:span><text:span text:style-name="T27">permettent de vérifier ce qui est entré dans les inputs par l’utilisateur avant d’être exécuté par le modèle. </text:span></text:p>
        </text:list-item>
        <text:list-item>
          <text:p text:style-name="P14"><text:span text:style-name="T11">mime_</text:span><text:span text:style-name="T12">content_type</text:span><text:span text:style-name="T11">() : </text:span><text:span text:style-name="T27">L’upload de fichier se fait avec en amont un test de l’extension et </text:span><text:span text:style-name="T28">surtout</text:span><text:span text:style-name="T27"> du type mime. </text:span></text:p>
        </text:list-item>
        <text:list-item>
          <text:p text:style-name="P15"><text:span text:style-name="T13">DOTENV : </text:span><text:span text:style-name="T27">Les données sensibles du projet sont masquées avec DOTENV, tel que la connexion à la BDD, ou encore les token d’identifications aux différentes APIs.</text:span>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09:43:41.744011379</meta:creation-date>
    <dc:date>2021-06-01T12:25:12.473146714</dc:date>
    <meta:editing-duration>PT2H8M47S</meta:editing-duration>
    <meta:editing-cycles>7</meta:editing-cycles>
    <meta:generator>LibreOffice/7.0.5.2$Linux_X86_64 LibreOffice_project/00$Build-2</meta:generator>
    <meta:document-statistic meta:table-count="0" meta:image-count="0" meta:object-count="0" meta:page-count="1" meta:paragraph-count="28" meta:word-count="422" meta:character-count="2435" meta:non-whitespace-character-count="2039"/>
  </office:meta>
</office:document-meta>
</file>